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RIA_RITA_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397 USF MAIS ACS MARIA RITA DA SILV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ESF MAIS MARIA RITA II, 00015461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6H58M0S" table:style-name="ce3">
            <text:p>16:58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RIS MILENA DA SILVA NASCIMENTO</text:p>
          </table:table-cell>
          <table:table-cell office:value-type="date" office:date-value="2002-01-03T00:00:00" table:style-name="ce2">
            <text:p>03/01/2002</text:p>
          </table:table-cell>
          <table:table-cell office:value-type="string" table:style-name="ce1">
            <text:p>23 anos e 7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4.195.664-66</text:p>
          </table:table-cell>
          <table:table-cell office:value-type="float" office:value="898002059673625" table:style-name="ce1">
            <text:p>8,98002E+14</text:p>
          </table:table-cell>
          <table:table-cell office:value-type="string" table:style-name="ce1">
            <text:p>(81) 99985-814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ajacy</text:p>
          </table:table-cell>
          <table:table-cell office:value-type="float" office:value="1349" table:style-name="ce1">
            <text:p>134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36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8" table:style-name="ce1">
            <text:p>48</text:p>
          </table:table-cell>
          <table:table-cell office:value-type="float" office:value="148" table:style-name="ce1">
            <text:p>148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93/55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Habitual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ENYSE GABRIELA SANTOS DE ALMEIDA</text:p>
          </table:table-cell>
          <table:table-cell office:value-type="date" office:date-value="2005-11-30T00:00:00" table:style-name="ce2">
            <text:p>30/11/2005</text:p>
          </table:table-cell>
          <table:table-cell office:value-type="string" table:style-name="ce1">
            <text:p>19 anos e 9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9.548.814-81</text:p>
          </table:table-cell>
          <table:table-cell office:value-type="float" office:value="898005961393498" table:style-name="ce1">
            <text:p>8,98006E+14</text:p>
          </table:table-cell>
          <table:table-cell office:value-type="string" table:style-name="ce1">
            <text:p>(81) 98826-103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ibondo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E BONIFA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355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8" table:style-name="ce1">
            <text:p>88</text:p>
          </table:table-cell>
          <table:table-cell office:value-type="float" office:value="160" table:style-name="ce1">
            <text:p>160</text:p>
          </table:table-cell>
          <table:table-cell office:value-type="date" office:date-value="2024-12-12T00:00:00" table:style-name="ce2">
            <text:p>12/12/2024</text:p>
          </table:table-cell>
          <table:table-cell office:value-type="string" table:style-name="ce1">
            <text:p>110/70</text:p>
          </table:table-cell>
          <table:table-cell office:value-type="date" office:date-value="2024-12-12T00:00:00" table:style-name="ce2">
            <text:p>12/12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" table:style-name="ce1">
            <text:p>77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LUCE TORRES DA SILVA</text:p>
          </table:table-cell>
          <table:table-cell office:value-type="date" office:date-value="1982-02-15T00:00:00" table:style-name="ce2">
            <text:p>15/02/1982</text:p>
          </table:table-cell>
          <table:table-cell office:value-type="string" table:style-name="ce1">
            <text:p>43 anos e 6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55.751.184-44</text:p>
          </table:table-cell>
          <table:table-cell office:value-type="float" office:value="706405170801580" table:style-name="ce1">
            <text:p>7,06405E+14</text:p>
          </table:table-cell>
          <table:table-cell office:value-type="string" table:style-name="ce1">
            <text:p>(81) 98409-716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órrego do euclides</text:p>
          </table:table-cell>
          <table:table-cell office:value-type="float" office:value="703" table:style-name="ce1">
            <text:p>703</text:p>
          </table:table-cell>
          <table:table-cell office:value-type="string" table:style-name="ce1">
            <text:p>CASA B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1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6.4" table:style-name="ce1">
            <text:p>86,4</text:p>
          </table:table-cell>
          <table:table-cell office:value-type="float" office:value="160" table:style-name="ce1">
            <text:p>160</text:p>
          </table:table-cell>
          <table:table-cell office:value-type="date" office:date-value="2021-12-02T00:00:00" table:style-name="ce2">
            <text:p>02/12/2021</text:p>
          </table:table-cell>
          <table:table-cell office:value-type="string" table:style-name="ce1">
            <text:p>110/70</text:p>
          </table:table-cell>
          <table:table-cell office:value-type="date" office:date-value="2022-01-04T00:00:00" table:style-name="ce2">
            <text:p>04/01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2" table:style-name="ce1">
            <text:p>232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STEFANY DA SILVA</text:p>
          </table:table-cell>
          <table:table-cell office:value-type="date" office:date-value="2004-01-22T00:00:00" table:style-name="ce2">
            <text:p>22/01/2004</text:p>
          </table:table-cell>
          <table:table-cell office:value-type="string" table:style-name="ce1">
            <text:p>21 anos e 7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898004203337641" table:style-name="ce1">
            <text:p>8,98004E+14</text:p>
          </table:table-cell>
          <table:table-cell office:value-type="string" table:style-name="ce1">
            <text:p>(81) 99727-96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órrego do euclides</text:p>
          </table:table-cell>
          <table:table-cell office:value-type="float" office:value="1960" table:style-name="ce1">
            <text:p>1960</text:p>
          </table:table-cell>
          <table:table-cell office:value-type="string" table:style-name="ce1">
            <text:p>CASA B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175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3.35" table:style-name="ce1">
            <text:p>93,35</text:p>
          </table:table-cell>
          <table:table-cell office:value-type="float" office:value="164" table:style-name="ce1">
            <text:p>164</text:p>
          </table:table-cell>
          <table:table-cell office:value-type="date" office:date-value="2025-06-03T00:00:00" table:style-name="ce2">
            <text:p>03/06/2025</text:p>
          </table:table-cell>
          <table:table-cell office:value-type="string" table:style-name="ce1">
            <text:p>110/60</text:p>
          </table:table-cell>
          <table:table-cell office:value-type="date" office:date-value="2025-07-07T00:00:00" table:style-name="ce2">
            <text:p>07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RUNA AZEVEDO SENA</text:p>
          </table:table-cell>
          <table:table-cell office:value-type="date" office:date-value="1995-07-05T00:00:00" table:style-name="ce2">
            <text:p>05/07/1995</text:p>
          </table:table-cell>
          <table:table-cell office:value-type="string" table:style-name="ce1">
            <text:p>30 anos e 1 mê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48.206.084-01</text:p>
          </table:table-cell>
          <table:table-cell office:value-type="float" office:value="706009311393448" table:style-name="ce1">
            <text:p>7,06009E+14</text:p>
          </table:table-cell>
          <table:table-cell office:value-type="string" table:style-name="ce1">
            <text:p>(81) 99946-640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ry peter</text:p>
          </table:table-cell>
          <table:table-cell office:value-type="float" office:value="544" table:style-name="ce1">
            <text:p>54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15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7.45" table:style-name="ce1">
            <text:p>47,45</text:p>
          </table:table-cell>
          <table:table-cell office:value-type="float" office:value="148" table:style-name="ce1">
            <text:p>148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88/68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UILEIDE MARIA LIRA ALVES DE LIMA</text:p>
          </table:table-cell>
          <table:table-cell office:value-type="date" office:date-value="1995-05-20T00:00:00" table:style-name="ce2">
            <text:p>20/05/1995</text:p>
          </table:table-cell>
          <table:table-cell office:value-type="string" table:style-name="ce1">
            <text:p>30 anos e 3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12.371.354-51</text:p>
          </table:table-cell>
          <table:table-cell office:value-type="float" office:value="700207487000020" table:style-name="ce1">
            <text:p>7,00207E+14</text:p>
          </table:table-cell>
          <table:table-cell office:value-type="string" table:style-name="ce1">
            <text:p>(81) 98820-21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ry peter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2" table:style-name="ce1">
            <text:p>92</text:p>
          </table:table-cell>
          <table:table-cell office:value-type="float" office:value="172" table:style-name="ce1">
            <text:p>172</text:p>
          </table:table-cell>
          <table:table-cell office:value-type="date" office:date-value="2022-11-04T00:00:00" table:style-name="ce2">
            <text:p>04/11/2022</text:p>
          </table:table-cell>
          <table:table-cell office:value-type="string" table:style-name="ce1">
            <text:p>120/60</text:p>
          </table:table-cell>
          <table:table-cell office:value-type="date" office:date-value="2022-09-29T00:00:00" table:style-name="ce2">
            <text:p>29/09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8" table:style-name="ce1">
            <text:p>178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YSA BEATRIZ DOS SANTOS FIGUEIREDO</text:p>
          </table:table-cell>
          <table:table-cell office:value-type="date" office:date-value="2009-02-12T00:00:00" table:style-name="ce2">
            <text:p>12/02/2009</text:p>
          </table:table-cell>
          <table:table-cell office:value-type="string" table:style-name="ce1">
            <text:p>16 anos e 6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4.983.284-28</text:p>
          </table:table-cell>
          <table:table-cell office:value-type="float" office:value="702907594944979" table:style-name="ce1">
            <text:p>7,02908E+14</text:p>
          </table:table-cell>
          <table:table-cell office:value-type="string" table:style-name="ce1">
            <text:p>(81) 98750-97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órrego do boqueirão</text:p>
          </table:table-cell>
          <table:table-cell office:value-type="float" office:value="388" table:style-name="ce1">
            <text:p>38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.099999999999994" table:style-name="ce1">
            <text:p>66,1</text:p>
          </table:table-cell>
          <table:table-cell office:value-type="float" office:value="161" table:style-name="ce1">
            <text:p>161</text:p>
          </table:table-cell>
          <table:table-cell office:value-type="date" office:date-value="2025-08-07T00:00:00" table:style-name="ce2">
            <text:p>07/08/2025</text:p>
          </table:table-cell>
          <table:table-cell office:value-type="string" table:style-name="ce1">
            <text:p>90/50</text:p>
          </table:table-cell>
          <table:table-cell office:value-type="date" office:date-value="2025-08-07T00:00:00" table:style-name="ce2">
            <text:p>07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IZA SONALE DA SILVA</text:p>
          </table:table-cell>
          <table:table-cell office:value-type="date" office:date-value="1994-08-20T00:00:00" table:style-name="ce2">
            <text:p>20/08/1994</text:p>
          </table:table-cell>
          <table:table-cell office:value-type="string" table:style-name="ce1">
            <text:p>31 ano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123.717.354-00</text:p>
          </table:table-cell>
          <table:table-cell office:value-type="float" office:value="701009808156595" table:style-name="ce1">
            <text:p>7,0101E+14</text:p>
          </table:table-cell>
          <table:table-cell office:value-type="string" table:style-name="ce1">
            <text:p>(81) 98539-38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ry peter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ASA B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4.6" table:style-name="ce1">
            <text:p>94,6</text:p>
          </table:table-cell>
          <table:table-cell office:value-type="float" office:value="161" table:style-name="ce1">
            <text:p>161</text:p>
          </table:table-cell>
          <table:table-cell office:value-type="date" office:date-value="2021-12-29T00:00:00" table:style-name="ce2">
            <text:p>29/12/2021</text:p>
          </table:table-cell>
          <table:table-cell office:value-type="string" table:style-name="ce1">
            <text:p>140/90</text:p>
          </table:table-cell>
          <table:table-cell office:value-type="date" office:date-value="2022-02-23T00:00:00" table:style-name="ce2">
            <text:p>23/02/2022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4" table:style-name="ce1">
            <text:p>22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SSIA RODRIGUES DA SILVA</text:p>
          </table:table-cell>
          <table:table-cell office:value-type="date" office:date-value="1996-10-29T00:00:00" table:style-name="ce2">
            <text:p>29/10/1996</text:p>
          </table:table-cell>
          <table:table-cell office:value-type="string" table:style-name="ce1">
            <text:p>28 anos e 10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-</text:p>
          </table:table-cell>
          <table:table-cell office:value-type="float" office:value="898004154640633" table:style-name="ce1">
            <text:p>8,98004E+14</text:p>
          </table:table-cell>
          <table:table-cell office:value-type="string" table:style-name="ce1">
            <text:p>(81) 99688-307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ry peter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67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.650000000000006" table:style-name="ce1">
            <text:p>71,65</text:p>
          </table:table-cell>
          <table:table-cell office:value-type="float" office:value="160" table:style-name="ce1">
            <text:p>160</text:p>
          </table:table-cell>
          <table:table-cell office:value-type="date" office:date-value="2023-08-01T00:00:00" table:style-name="ce2">
            <text:p>01/08/2023</text:p>
          </table:table-cell>
          <table:table-cell office:value-type="string" table:style-name="ce1">
            <text:p>95/72</text:p>
          </table:table-cell>
          <table:table-cell office:value-type="date" office:date-value="2023-08-01T00:00:00" table:style-name="ce2">
            <text:p>01/08/2023</text:p>
          </table:table-cell>
          <table:table-cell office:value-type="string" table:style-name="ce1">
            <text:p>Habitual</text:p>
          </table:table-cell>
          <table:table-cell office:value-type="float" office:value="142" table:style-name="ce1">
            <text:p>142</text:p>
          </table:table-cell>
          <table:table-cell office:value-type="float" office:value="6" table:style-name="ce1">
            <text:p>6</text:p>
          </table:table-cell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EXSANDRA LOPES DE SOUZA</text:p>
          </table:table-cell>
          <table:table-cell office:value-type="date" office:date-value="1983-01-06T00:00:00" table:style-name="ce2">
            <text:p>06/01/1983</text:p>
          </table:table-cell>
          <table:table-cell office:value-type="string" table:style-name="ce1">
            <text:p>42 anos e 7 meses e 26 dias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69.659.914-70</text:p>
          </table:table-cell>
          <table:table-cell office:value-type="float" office:value="703606058579531" table:style-name="ce1">
            <text:p>7,03606E+14</text:p>
          </table:table-cell>
          <table:table-cell office:value-type="string" table:style-name="ce1">
            <text:p>(81) 99201-779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ergipe</text:p>
          </table:table-cell>
          <table:table-cell office:value-type="float" office:value="3119" table:style-name="ce1">
            <text:p>3119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40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.8" table:style-name="ce1">
            <text:p>75,8</text:p>
          </table:table-cell>
          <table:table-cell office:value-type="float" office:value="153" table:style-name="ce1">
            <text:p>153</text:p>
          </table:table-cell>
          <table:table-cell office:value-type="date" office:date-value="2021-11-03T00:00:00" table:style-name="ce2">
            <text:p>03/11/2021</text:p>
          </table:table-cell>
          <table:table-cell office:value-type="string" table:style-name="ce1">
            <text:p>120/80</text:p>
          </table:table-cell>
          <table:table-cell office:value-type="date" office:date-value="2021-11-26T00:00:00" table:style-name="ce2">
            <text:p>26/11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8" table:style-name="ce1">
            <text:p>238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NIELLY DE MELO CORDEIRO GUEDES</text:p>
          </table:table-cell>
          <table:table-cell office:value-type="date" office:date-value="1996-06-19T00:00:00" table:style-name="ce2">
            <text:p>19/06/1996</text:p>
          </table:table-cell>
          <table:table-cell office:value-type="string" table:style-name="ce1">
            <text:p>29 anos e 2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2.619.464-64</text:p>
          </table:table-cell>
          <table:table-cell office:value-type="float" office:value="706203062001668" table:style-name="ce1">
            <text:p>7,06203E+14</text:p>
          </table:table-cell>
          <table:table-cell office:value-type="string" table:style-name="ce1">
            <text:p>(81) 97315-219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anta catarina</text:p>
          </table:table-cell>
          <table:table-cell office:value-type="float" office:value="3073" table:style-name="ce1">
            <text:p>307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40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2" table:style-name="ce1">
            <text:p>63,2</text:p>
          </table:table-cell>
          <table:table-cell office:value-type="float" office:value="173" table:style-name="ce1">
            <text:p>173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110/70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RLANY HENRIQUE DA SILVA</text:p>
          </table:table-cell>
          <table:table-cell office:value-type="date" office:date-value="1987-07-19T00:00:00" table:style-name="ce2">
            <text:p>19/07/1987</text:p>
          </table:table-cell>
          <table:table-cell office:value-type="string" table:style-name="ce1">
            <text:p>38 anos e 1 mê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1.563.814-08</text:p>
          </table:table-cell>
          <table:table-cell office:value-type="float" office:value="200334526490008" table:style-name="ce1">
            <text:p>2,00335E+14</text:p>
          </table:table-cell>
          <table:table-cell office:value-type="string" table:style-name="ce1">
            <text:p>(81) 98414-69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Tabajaras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39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3.6" table:style-name="ce1">
            <text:p>93,6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120/70</text:p>
          </table:table-cell>
          <table:table-cell office:value-type="date" office:date-value="2025-07-15T00:00:00" table:style-name="ce2">
            <text:p>15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ATRICIA MARIA DA SILVA</text:p>
          </table:table-cell>
          <table:table-cell office:value-type="date" office:date-value="1991-09-12T00:00:00" table:style-name="ce2">
            <text:p>12/09/1991</text:p>
          </table:table-cell>
          <table:table-cell office:value-type="string" table:style-name="ce1">
            <text:p>33 anos e 11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3.313.174-76</text:p>
          </table:table-cell>
          <table:table-cell office:value-type="float" office:value="708405722823267" table:style-name="ce1">
            <text:p>7,08406E+14</text:p>
          </table:table-cell>
          <table:table-cell office:value-type="string" table:style-name="ce1">
            <text:p>(81) 99420-93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Córrego do euclides</text:p>
          </table:table-cell>
          <table:table-cell office:value-type="float" office:value="609" table:style-name="ce1">
            <text:p>609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0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.8" table:style-name="ce1">
            <text:p>65,8</text:p>
          </table:table-cell>
          <table:table-cell office:value-type="float" office:value="148" table:style-name="ce1">
            <text:p>148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100/64</text:p>
          </table:table-cell>
          <table:table-cell office:value-type="date" office:date-value="2025-07-23T00:00:00" table:style-name="ce2">
            <text:p>23/07/2025</text:p>
          </table:table-cell>
          <table:table-cell office:value-type="string" table:style-name="ce1">
            <text:p>Alto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YASMIM MARIA SANTOS DA SILVA</text:p>
          </table:table-cell>
          <table:table-cell office:value-type="date" office:date-value="1999-10-26T00:00:00" table:style-name="ce2">
            <text:p>26/10/1999</text:p>
          </table:table-cell>
          <table:table-cell office:value-type="string" table:style-name="ce1">
            <text:p>25 anos e 10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7.644.764-09</text:p>
          </table:table-cell>
          <table:table-cell office:value-type="float" office:value="704003832319562" table:style-name="ce1">
            <text:p>7,04004E+14</text:p>
          </table:table-cell>
          <table:table-cell office:value-type="string" table:style-name="ce1">
            <text:p>(81) 9278-470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ergipe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40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7.75" table:style-name="ce1">
            <text:p>57,75</text:p>
          </table:table-cell>
          <table:table-cell office:value-type="float" office:value="168" table:style-name="ce1">
            <text:p>168</text:p>
          </table:table-cell>
          <table:table-cell office:value-type="date" office:date-value="2020-01-10T00:00:00" table:style-name="ce2">
            <text:p>10/01/2020</text:p>
          </table:table-cell>
          <table:table-cell office:value-type="string" table:style-name="ce1">
            <text:p>120/70</text:p>
          </table:table-cell>
          <table:table-cell office:value-type="date" office:date-value="2020-01-10T00:00:00" table:style-name="ce2">
            <text:p>10/01/2020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5" table:style-name="ce1">
            <text:p>15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MANDA LUIZA DO NASCIMENTO XAVIER</text:p>
          </table:table-cell>
          <table:table-cell office:value-type="date" office:date-value="1998-03-21T00:00:00" table:style-name="ce2">
            <text:p>21/03/1998</text:p>
          </table:table-cell>
          <table:table-cell office:value-type="string" table:style-name="ce1">
            <text:p>27 anos e 5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05.215.234-78</text:p>
          </table:table-cell>
          <table:table-cell office:value-type="float" office:value="708009866766322" table:style-name="ce1">
            <text:p>7,0801E+14</text:p>
          </table:table-cell>
          <table:table-cell office:value-type="string" table:style-name="ce1">
            <text:p>(81) 98692-247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Córrego do euclides</text:p>
          </table:table-cell>
          <table:table-cell office:value-type="float" office:value="843" table:style-name="ce1">
            <text:p>84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17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8.75" table:style-name="ce1">
            <text:p>58,75</text:p>
          </table:table-cell>
          <table:table-cell office:value-type="float" office:value="157" table:style-name="ce1">
            <text:p>157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110/60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Habitual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DNA REGINA DE MELO</text:p>
          </table:table-cell>
          <table:table-cell office:value-type="date" office:date-value="1998-06-17T00:00:00" table:style-name="ce2">
            <text:p>17/06/1998</text:p>
          </table:table-cell>
          <table:table-cell office:value-type="string" table:style-name="ce1">
            <text:p>27 anos e 2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2.703.014-45</text:p>
          </table:table-cell>
          <table:table-cell office:value-type="float" office:value="704807035026444" table:style-name="ce1">
            <text:p>7,04807E+14</text:p>
          </table:table-cell>
          <table:table-cell office:value-type="string" table:style-name="ce1">
            <text:p>(81) 98435-168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4.3" table:style-name="ce1">
            <text:p>124,3</text:p>
          </table:table-cell>
          <table:table-cell office:value-type="float" office:value="160" table:style-name="ce1">
            <text:p>160</text:p>
          </table:table-cell>
          <table:table-cell office:value-type="date" office:date-value="2024-10-08T00:00:00" table:style-name="ce2">
            <text:p>08/10/2024</text:p>
          </table:table-cell>
          <table:table-cell office:value-type="string" table:style-name="ce1">
            <text:p>120/70</text:p>
          </table:table-cell>
          <table:table-cell office:value-type="date" office:date-value="2024-10-08T00:00:00" table:style-name="ce2">
            <text:p>08/10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6" table:style-name="ce1">
            <text:p>8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ICESOARES DA SILVA</text:p>
          </table:table-cell>
          <table:table-cell office:value-type="date" office:date-value="1993-05-07T00:00:00" table:style-name="ce2">
            <text:p>07/05/1993</text:p>
          </table:table-cell>
          <table:table-cell office:value-type="string" table:style-name="ce1">
            <text:p>32 anos e 3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17.054.084-86</text:p>
          </table:table-cell>
          <table:table-cell office:value-type="float" office:value="700003742432200" table:style-name="ce1">
            <text:p>7,00004E+14</text:p>
          </table:table-cell>
          <table:table-cell office:value-type="string" table:style-name="ce1">
            <text:p>(81) 98701-11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Corrego do euclides</text:p>
          </table:table-cell>
          <table:table-cell office:value-type="float" office:value="806" table:style-name="ce1">
            <text:p>80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ORREGO DO EUCLIDES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1021-140</text:p>
          </table:table-cell>
          <table:table-cell office:value-type="float" office:value="11" table:style-name="ce1">
            <text:p>1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9.25" table:style-name="ce1">
            <text:p>89,25</text:p>
          </table:table-cell>
          <table:table-cell office:value-type="float" office:value="169" table:style-name="ce1">
            <text:p>169</text:p>
          </table:table-cell>
          <table:table-cell office:value-type="date" office:date-value="2022-03-31T00:00:00" table:style-name="ce2">
            <text:p>31/03/2022</text:p>
          </table:table-cell>
          <table:table-cell office:value-type="string" table:style-name="ce1">
            <text:p>110/70</text:p>
          </table:table-cell>
          <table:table-cell office:value-type="date" office:date-value="2022-03-31T00:00:00" table:style-name="ce2">
            <text:p>31/03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2" table:style-name="ce1">
            <text:p>22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KASSIA SANTANA DA SILVA</text:p>
          </table:table-cell>
          <table:table-cell office:value-type="date" office:date-value="1983-08-12T00:00:00" table:style-name="ce2">
            <text:p>12/08/1983</text:p>
          </table:table-cell>
          <table:table-cell office:value-type="string" table:style-name="ce1">
            <text:p>42 ano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57.492.994-06</text:p>
          </table:table-cell>
          <table:table-cell office:value-type="float" office:value="703407214404112" table:style-name="ce1">
            <text:p>7,03407E+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15" table:style-name="ce1">
            <text:p>63,15</text:p>
          </table:table-cell>
          <table:table-cell office:value-type="float" office:value="161" table:style-name="ce1">
            <text:p>161</text:p>
          </table:table-cell>
          <table:table-cell office:value-type="date" office:date-value="2022-04-28T00:00:00" table:style-name="ce2">
            <text:p>28/04/2022</text:p>
          </table:table-cell>
          <table:table-cell office:value-type="string" table:style-name="ce1">
            <text:p>110/60</text:p>
          </table:table-cell>
          <table:table-cell office:value-type="date" office:date-value="2022-04-28T00:00:00" table:style-name="ce2">
            <text:p>28/04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1" table:style-name="ce1">
            <text:p>21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MILLY TAINA DA SILVA</text:p>
          </table:table-cell>
          <table:table-cell office:value-type="date" office:date-value="2003-11-18T00:00:00" table:style-name="ce2">
            <text:p>18/11/2003</text:p>
          </table:table-cell>
          <table:table-cell office:value-type="string" table:style-name="ce1">
            <text:p>21 anos e 9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2.300.854-51</text:p>
          </table:table-cell>
          <table:table-cell office:value-type="float" office:value="898003862178414" table:style-name="ce1">
            <text:p>8,98004E+14</text:p>
          </table:table-cell>
          <table:table-cell office:value-type="string" table:style-name="ce1">
            <text:p>(81) 98595-9073</text:p>
          </table:table-cell>
          <table:table-cell office:value-type="string" table:style-name="ce1">
            <text:p>(81) 99182-806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Vermond</text:p>
          </table:table-cell>
          <table:table-cell office:value-type="float" office:value="764" table:style-name="ce1">
            <text:p>764</text:p>
          </table:table-cell>
          <table:table-cell office:value-type="string" table:style-name="ce1">
            <text:p>SEM INFORMACAO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403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.8" table:style-name="ce1">
            <text:p>67,8</text:p>
          </table:table-cell>
          <table:table-cell office:value-type="float" office:value="169" table:style-name="ce1">
            <text:p>169</text:p>
          </table:table-cell>
          <table:table-cell office:value-type="date" office:date-value="2024-09-05T00:00:00" table:style-name="ce2">
            <text:p>05/09/2024</text:p>
          </table:table-cell>
          <table:table-cell office:value-type="string" table:style-name="ce1">
            <text:p>110/70</text:p>
          </table:table-cell>
          <table:table-cell office:value-type="date" office:date-value="2024-09-05T00:00:00" table:style-name="ce2">
            <text:p>05/09/2024</text:p>
          </table:table-cell>
          <table:table-cell office:value-type="string" table:style-name="ce1">
            <text:p>Habitual</text:p>
          </table:table-cell>
          <table:table-cell office:value-type="float" office:value="89" table:style-name="ce1">
            <text:p>89</text:p>
          </table:table-cell>
          <table:table-cell office:value-type="float" office:value="4" table:style-name="ce1">
            <text:p>4</text:p>
          </table:table-cell>
          <table:table-cell office:value-type="float" office:value="90" table:style-name="ce1">
            <text:p>90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HALINA GOMES DOS SANTOS</text:p>
          </table:table-cell>
          <table:table-cell office:value-type="date" office:date-value="1993-04-13T00:00:00" table:style-name="ce2">
            <text:p>13/04/1993</text:p>
          </table:table-cell>
          <table:table-cell office:value-type="string" table:style-name="ce1">
            <text:p>32 anos e 4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4.655.954-05</text:p>
          </table:table-cell>
          <table:table-cell office:value-type="float" office:value="704307509224793" table:style-name="ce1">
            <text:p>7,04308E+14</text:p>
          </table:table-cell>
          <table:table-cell office:value-type="string" table:style-name="ce1">
            <text:p>(81) 98449-39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4" table:style-name="ce1">
            <text:p>134</text:p>
          </table:table-cell>
          <table:table-cell office:value-type="float" office:value="163" table:style-name="ce1">
            <text:p>163</text:p>
          </table:table-cell>
          <table:table-cell office:value-type="date" office:date-value="2023-06-20T00:00:00" table:style-name="ce2">
            <text:p>20/06/2023</text:p>
          </table:table-cell>
          <table:table-cell office:value-type="string" table:style-name="ce1">
            <text:p>110/70</text:p>
          </table:table-cell>
          <table:table-cell office:value-type="date" office:date-value="2023-09-21T00:00:00" table:style-name="ce2">
            <text:p>21/09/2023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6" table:style-name="ce1">
            <text:p>12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ANA DARK LUIZA DE JESUS SANTANA</text:p>
          </table:table-cell>
          <table:table-cell office:value-type="date" office:date-value="1989-06-24T00:00:00" table:style-name="ce2">
            <text:p>24/06/1989</text:p>
          </table:table-cell>
          <table:table-cell office:value-type="string" table:style-name="ce1">
            <text:p>36 anos e 2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096.752.534-95</text:p>
          </table:table-cell>
          <table:table-cell office:value-type="float" office:value="704104137318472" table:style-name="ce1">
            <text:p>7,04104E+14</text:p>
          </table:table-cell>
          <table:table-cell office:value-type="string" table:style-name="ce1">
            <text:p>(81) 99251-03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667-6972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4ª travessa joaquim nabuco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arra de Sirinhaém</text:p>
          </table:table-cell>
          <table:table-cell office:value-type="string" table:style-name="ce1">
            <text:p>Sirinhaém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380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.099999999999994" table:style-name="ce1">
            <text:p>71,1</text:p>
          </table:table-cell>
          <table:table-cell office:value-type="float" office:value="156" table:style-name="ce1">
            <text:p>156</text:p>
          </table:table-cell>
          <table:table-cell office:value-type="date" office:date-value="2024-06-06T00:00:00" table:style-name="ce2">
            <text:p>06/06/2024</text:p>
          </table:table-cell>
          <table:table-cell office:value-type="string" table:style-name="ce1">
            <text:p>160/90</text:p>
          </table:table-cell>
          <table:table-cell office:value-type="date" office:date-value="2024-06-28T00:00:00" table:style-name="ce2">
            <text:p>28/06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ESSIA GOMES SOARES SILVA</text:p>
          </table:table-cell>
          <table:table-cell office:value-type="date" office:date-value="1999-07-15T00:00:00" table:style-name="ce2">
            <text:p>15/07/1999</text:p>
          </table:table-cell>
          <table:table-cell office:value-type="string" table:style-name="ce1">
            <text:p>26 anos e 1 mê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898003026814913" table:style-name="ce1">
            <text:p>8,98003E+14</text:p>
          </table:table-cell>
          <table:table-cell office:value-type="string" table:style-name="ce1">
            <text:p>(81) 99903-79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Nina</text:p>
          </table:table-cell>
          <table:table-cell office:value-type="float" office:value="439" table:style-name="ce1">
            <text:p>439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470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" table:style-name="ce1">
            <text:p>77</text:p>
          </table:table-cell>
          <table:table-cell office:value-type="float" office:value="175" table:style-name="ce1">
            <text:p>175</text:p>
          </table:table-cell>
          <table:table-cell office:value-type="date" office:date-value="2023-12-18T00:00:00" table:style-name="ce2">
            <text:p>18/12/2023</text:p>
          </table:table-cell>
          <table:table-cell office:value-type="string" table:style-name="ce1">
            <text:p>100/70</text:p>
          </table:table-cell>
          <table:table-cell office:value-type="date" office:date-value="2023-12-18T00:00:00" table:style-name="ce2">
            <text:p>18/12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8" table:style-name="ce1">
            <text:p>128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QUEL ALVES RIBEIRO DA SILVA</text:p>
          </table:table-cell>
          <table:table-cell office:value-type="date" office:date-value="2003-03-12T00:00:00" table:style-name="ce2">
            <text:p>12/03/2003</text:p>
          </table:table-cell>
          <table:table-cell office:value-type="string" table:style-name="ce1">
            <text:p>22 anos e 5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1.647.394-17</text:p>
          </table:table-cell>
          <table:table-cell office:value-type="float" office:value="704307543634796" table:style-name="ce1">
            <text:p>7,04308E+14</text:p>
          </table:table-cell>
          <table:table-cell office:value-type="string" table:style-name="ce1">
            <text:p>(81) 98219-17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Domingos sávio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5.9" table:style-name="ce1">
            <text:p>45,9</text:p>
          </table:table-cell>
          <table:table-cell office:value-type="float" office:value="162" table:style-name="ce1">
            <text:p>162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120/80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ABRINA VITORIA ARAUJO SILVA</text:p>
          </table:table-cell>
          <table:table-cell office:value-type="date" office:date-value="2006-04-07T00:00:00" table:style-name="ce2">
            <text:p>07/04/2006</text:p>
          </table:table-cell>
          <table:table-cell office:value-type="string" table:style-name="ce1">
            <text:p>19 anos e 4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63.007.714-31</text:p>
          </table:table-cell>
          <table:table-cell office:value-type="float" office:value="700002178430907" table:style-name="ce1">
            <text:p>7,00002E+14</text:p>
          </table:table-cell>
          <table:table-cell office:value-type="string" table:style-name="ce1">
            <text:p>(81) 99660-344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Corrego do euclides 1/376</text:p>
          </table:table-cell>
          <table:table-cell office:value-type="float" office:value="1828" table:style-name="ce1">
            <text:p>1828</text:p>
          </table:table-cell>
          <table:table-cell office:value-type="string" table:style-name="ce1">
            <text:p>Casa C</text:p>
          </table:table-cell>
          <table:table-cell office:value-type="string" table:style-name="ce1">
            <text:p>Alto Jose Bonifa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01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4.2" table:style-name="ce1">
            <text:p>54,2</text:p>
          </table:table-cell>
          <table:table-cell office:value-type="float" office:value="162" table:style-name="ce1">
            <text:p>162</text:p>
          </table:table-cell>
          <table:table-cell office:value-type="date" office:date-value="2024-04-22T00:00:00" table:style-name="ce2">
            <text:p>22/04/2024</text:p>
          </table:table-cell>
          <table:table-cell office:value-type="string" table:style-name="ce1">
            <text:p>100/50</text:p>
          </table:table-cell>
          <table:table-cell office:value-type="date" office:date-value="2024-05-02T00:00:00" table:style-name="ce2">
            <text:p>02/05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6" table:style-name="ce1">
            <text:p>106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51:24Z</meta:creation-date>
    <dc:date>2025-09-16T19:51:24Z</dc:date>
  </office:meta>
</office:document-meta>
</file>